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GeneratorMessages.errCopyFromUndeclaredPartnerRole( String rval , String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ignGeneratorMessages.errMismatchedMessageAssignment( String lvar , QName tlvalue , String rval , QName t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ignGeneratorMessages.errUnkownFrom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UnknownTo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CopyToMessageFromNonMessage( String l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GeneratorMessages.errCopyToUndeclaredPartnerRole( String l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GeneratorMessages.errMissingTo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Messages.errCopyFromMessageToNonMessage( String 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ignGeneratorMessages.errMissingFrom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